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/>
      <text:h text:style-name="Heading_20_3" text:outline-level="3"/>
      <text:h text:style-name="Heading_20_3" text:outline-level="3">4. <text:span text:style-name="T3">Deux personnages du jeu Simon Says</text:span></text:h>
      <text:p text:style-name="Text_20_body"><text:span text:style-name="T1">Personnage 1 – </text:span><text:span text:style-name="Strong_20_Emphasis"><text:span text:style-name="T1">Marguerite</text:span></text:span><text:span text:style-name="T1"> (la grand-mère pré-Alzheimer)</text:span></text:p>
      <text:list text:style-name="L1">
        <text:list-item>
          <text:p text:style-name="P1"><text:span text:style-name="Strong_20_Emphasis">Nom</text:span> : Marguerite Lefebvre</text:p>
        </text:list-item>
        <text:list-item>
          <text:p text:style-name="P1"><text:span text:style-name="Strong_20_Emphasis">Âge</text:span> : 72 ans</text:p>
        </text:list-item>
        <text:list-item>
          <text:p text:style-name="P1"><text:span text:style-name="Strong_20_Emphasis">Caractéristiques</text:span> :</text:p>
          <text:list>
            <text:list-item>
              <text:p text:style-name="P1">Diagnostiquée avec un début de troubles cognitifs légers</text:p>
            </text:list-item>
            <text:list-item>
              <text:p text:style-name="P1">Très attachée à ses souvenirs d’enfance et à sa lucidité</text:p>
            </text:list-item>
            <text:list-item>
              <text:p text:style-name="P1">Empathique et persévérante malgré ses difficultés</text:p>
            </text:list-item>
          </text:list>
        </text:list-item>
        <text:list-item>
          <text:p text:style-name="P1"><text:span text:style-name="Strong_20_Emphasis">Relation à la technologie</text:span> :<text:line-break/>Peu familière avec les ordinateurs, mais utilise parfois une tablette offerte par son fils. Elle préfère les interfaces simples avec de grands boutons et peu de texte.</text:p>
        </text:list-item>
        <text:list-item>
          <text:p text:style-name="P1"><text:span text:style-name="Strong_20_Emphasis">Relation au domaine du jeu</text:span> :<text:line-break/>Elle suit une thérapie préventive pour ralentir l’apparition de l’Alzheimer. Son ergothérapeute lui a recommandé des jeux de mémoire. Elle espère stimuler sa mémoire de manière agréable.</text:p>
        </text:list-item>
        <text:list-item>
          <text:p text:style-name="P1"><text:span text:style-name="Strong_20_Emphasis">But</text:span> :<text:line-break/>Utiliser le jeu quotidiennement pour entretenir sa mémoire, maintenir son autonomie le plus longtemps possible et sentir qu’elle garde le contrôle sur elle-même.</text:p>
        </text:list-item>
      </text:list>
      <text:p text:style-name="Text_20_body"/>
      <text:p text:style-name="Text_20_body"><text:span text:style-name="T1">Personnage 2 – </text:span><text:span text:style-name="Strong_20_Emphasis"><text:span text:style-name="T1">Julien</text:span></text:span><text:span text:style-name="T1"> (jeune adulte normal de 25 ans)</text:span></text:p>
      <text:list text:style-name="L2">
        <text:list-item>
          <text:p text:style-name="P2"><text:span text:style-name="Strong_20_Emphasis">Nom</text:span> : Julien Tremblay</text:p>
        </text:list-item>
        <text:list-item>
          <text:p text:style-name="P2"><text:span text:style-name="Strong_20_Emphasis">Âge</text:span> : 25 ans</text:p>
        </text:list-item>
        <text:list-item>
          <text:p text:style-name="P2"><text:span text:style-name="Strong_20_Emphasis">Caractéristiques</text:span> :</text:p>
          <text:list>
            <text:list-item>
              <text:p text:style-name="P2">Étudiant en maîtrise d’ingénierie</text:p>
            </text:list-item>
            <text:list-item>
              <text:p text:style-name="P2">A une bonne capacité cognitive mais se plaint d’oublier des choses sous stress</text:p>
            </text:list-item>
            <text:list-item>
              <text:p text:style-name="P2">Posé, curieux, aime les défis intellectuels rapides</text:p>
            </text:list-item>
          </text:list>
        </text:list-item>
        <text:list-item>
          <text:p text:style-name="P2"><text:span text:style-name="Strong_20_Emphasis">Relation à la technologie</text:span> :<text:line-break/>Très à l’aise avec le numérique. Il code, joue parfois à des jeux mobiles, et utilise des outils en ligne pour organiser ses tâches.</text:p>
        </text:list-item>
        <text:list-item>
          <text:p text:style-name="P2"><text:soft-page-break/><text:span text:style-name="Strong_20_Emphasis">Relation au domaine du jeu</text:span> :<text:line-break/>Il cherche à améliorer sa mémoire à court terme pour mieux gérer ses révisions. Il aime aussi tester sa vitesse de réaction dans des jeux interactifs.</text:p>
        </text:list-item>
        <text:list-item>
          <text:p text:style-name="P2"><text:span text:style-name="Strong_20_Emphasis">But</text:span> :<text:line-break/>Jouer en 5 minutes entre deux cours pour s’aérer l’esprit, tout en renforçant sa mémoire de manière ludique et stimulante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6T16:21:54.570000000</meta:creation-date>
    <dc:date>2025-06-16T16:28:59.461000000</dc:date>
    <meta:editing-duration>PT7M4S</meta:editing-duration>
    <meta:editing-cycles>3</meta:editing-cycles>
    <meta:generator>LibreOffice/7.5.7.1$Windows_X86_64 LibreOffice_project/47eb0cf7efbacdee9b19ae25d6752381ede23126</meta:generator>
    <meta:document-statistic meta:table-count="0" meta:image-count="0" meta:object-count="0" meta:page-count="2" meta:paragraph-count="21" meta:word-count="281" meta:character-count="1636" meta:non-whitespace-character-count="1392"/>
  </office:meta>
</office:document-meta>
</file>